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Text&quot;" svg:font-family="'&quot;Google Sans Text&quot;'"/>
    <style:font-face style:name="Arial" svg:font-family="Arial"/>
    <style:font-face style:name="Google Sans Text" svg:font-family="'Google Sans Tex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411.1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oogle Sans Text" fo:font-size="11pt" fo:font-style="normal" fo:text-shadow="none" style:text-underline-style="none" fo:font-weight="normal" style:font-size-asian="11pt" style:font-style-asian="normal" style:font-weight-asian="normal" style:font-name-complex="Google Sans Text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lasse / Conceito</text:p>
          </table:table-cell>
          <table:table-cell table:style-name="ce1" office:value-type="string" calcext:value-type="string">
            <text:p>O que ela faz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.container</text:p>
          </table:table-cell>
          <table:table-cell table:style-name="ce3" office:value-type="string" calcext:value-type="string">
            <text:p>Define uma largura maxima em cada ponto de interrupção responsivo.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.container-fluid</text:p>
          </table:table-cell>
          <table:table-cell table:style-name="ce3" office:value-type="string" calcext:value-type="string">
            <text:p>Ocupa 100% da largura da tela em todos os tamanhos de dispositivo.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.container-sm</text:p>
          </table:table-cell>
          <table:table-cell table:style-name="ce3" office:value-type="string" calcext:value-type="string">
            <text:p>100% da largura da tela até que o ponto de interrupção Small (geralmente 576px) seja atingido.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.container-md</text:p>
          </table:table-cell>
          <table:table-cell table:style-name="ce3" office:value-type="string" calcext:value-type="string">
            <text:p>100% da largura da tela até que o ponto de interrupção Medium(geralmente 768px) seja atingido.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.container-lg</text:p>
          </table:table-cell>
          <table:table-cell table:style-name="ce3" office:value-type="string" calcext:value-type="string">
            <text:p>100% da largura da tela até que o ponto de interrupção Large (geralmente 992px) seja atingido.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.row</text:p>
          </table:table-cell>
          <table:table-cell table:style-name="ce3" office:value-type="string" calcext:value-type="string">
            <text:p>Cria um container horizontal para alinhar colunas (usa display flex).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.col</text:p>
          </table:table-cell>
          <table:table-cell table:style-name="ce3" office:value-type="string" calcext:value-type="string">
            <text:p>Coluna com largura automática que divide o espaço igualmente.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.col-6</text:p>
          </table:table-cell>
          <table:table-cell table:style-name="ce3" office:value-type="string" calcext:value-type="string">
            <text:p>Ocupa exatamente 6 das 12 colunas disponíveis (50% da largura).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.col-12</text:p>
          </table:table-cell>
          <table:table-cell table:style-name="ce3" office:value-type="string" calcext:value-type="string">
            <text:p>Ocupa todas as 12 colunas (100% da largura).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.col-sm-6</text:p>
          </table:table-cell>
          <table:table-cell table:style-name="ce3" office:value-type="string" calcext:value-type="string">
            <text:p>Ocupa 6 colunas em dispositivos pequenos (576px) ou maiores.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.col-md-6</text:p>
          </table:table-cell>
          <table:table-cell table:style-name="ce3" office:value-type="string" calcext:value-type="string">
            <text:p>Ocupa 6 colunas em dispositivos médios (768px) ou maiores.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.col-lg-4</text:p>
          </table:table-cell>
          <table:table-cell table:style-name="ce3" office:value-type="string" calcext:value-type="string">
            <text:p>Ocupa 4 colunas em dispositivos grandes (992px) ou maiores.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.col-xl-3</text:p>
          </table:table-cell>
          <table:table-cell table:style-name="ce3" office:value-type="string" calcext:value-type="string">
            <text:p>Ocupa 3 colunas em dispositivos extra grandes (1200px) ou maiores.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.col-xxl-2</text:p>
          </table:table-cell>
          <table:table-cell table:style-name="ce3" office:value-type="string" calcext:value-type="string">
            <text:p>Ocupa 2 colunas em dispositivos extra-extra grandes (1400px).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.offset-md-2</text:p>
          </table:table-cell>
          <table:table-cell table:style-name="ce4" office:value-type="string" calcext:value-type="string">
            <text:p>Move a coluna 2 unidades para a direita em telas médias ou superiores.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.order-1</text:p>
          </table:table-cell>
          <table:table-cell table:style-name="ce3" office:value-type="string" calcext:value-type="string">
            <text:p>Define visualmente que este elemento deve ser o primeiro da fila.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.order-md-2</text:p>
          </table:table-cell>
          <table:table-cell table:style-name="ce3" office:value-type="string" calcext:value-type="string">
            <text:p>Define que o elemento será o segundo na fila apenas em telas médias.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.g-3</text:p>
          </table:table-cell>
          <table:table-cell table:style-name="ce3" office:value-type="string" calcext:value-type="string">
            <text:p>Aplica um espaçamento (gutter) de nível 3 entre colunas e linhas.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.gx-4</text:p>
          </table:table-cell>
          <table:table-cell table:style-name="ce3" office:value-type="string" calcext:value-type="string">
            <text:p>Aplica um espaçamento horizontal de nível 4 entre colunas.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.gy-2</text:p>
          </table:table-cell>
          <table:table-cell table:style-name="ce3" office:value-type="string" calcext:value-type="string">
            <text:p>Aplica um espaçamento vertical de nível 2 entre linhas.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sm</text:p>
          </table:table-cell>
          <table:table-cell table:style-name="ce3" office:value-type="string" calcext:value-type="string">
            <text:p>Breakpoint Small: Dispositivos móveis em paisagem (576px).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md</text:p>
          </table:table-cell>
          <table:table-cell table:style-name="ce3" office:value-type="string" calcext:value-type="string">
            <text:p>Breakpoint Medium: Tablets (768px).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lg</text:p>
          </table:table-cell>
          <table:table-cell table:style-name="ce3" office:value-type="string" calcext:value-type="string">
            <text:p>Breakpoint Large: Laptops e desktops (992px).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xl</text:p>
          </table:table-cell>
          <table:table-cell table:style-name="ce3" office:value-type="string" calcext:value-type="string">
            <text:p>Breakpoint Extra Large: Desktops grandes (1200px).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xxl</text:p>
          </table:table-cell>
          <table:table-cell table:style-name="ce3" office:value-type="string" calcext:value-type="string">
            <text:p>Breakpoint Extra Extra Large: Telas muito grandes (1400px).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Text&quot;" svg:font-family="'&quot;Google Sans Text&quot;'"/>
    <style:font-face style:name="Arial" svg:font-family="Arial"/>
    <style:font-face style:name="Google Sans Text" svg:font-family="'Google Sans Tex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6.0.5.2$Linux_X86_64 LibreOffice_project/</meta:generator>
  </office:meta>
</office:document-meta>
</file>